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8b" officeooo:paragraph-rsid="000dd58b"/>
    </style:style>
    <style:style style:name="T1" style:family="text">
      <style:text-properties officeooo:rsid="000ec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Make o<text:span text:style-name="T1">r</text:span>der of the nominal values alphabetic</text:p>
      <text:p text:style-name="P1">* <text:span text:style-name="T1">Curve of the number of new wor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3:20:54.017533103</meta:creation-date>
    <dc:date>2015-04-02T13:56:50.592105941</dc:date>
    <meta:editing-duration>PT5M36S</meta:editing-duration>
    <meta:editing-cycles>1</meta:editing-cycles>
    <meta:document-statistic meta:table-count="0" meta:image-count="0" meta:object-count="0" meta:page-count="1" meta:paragraph-count="2" meta:word-count="15" meta:character-count="78" meta:non-whitespace-character-count="65"/>
    <meta:generator>LibreOffice/4.2.7.2$Linux_X86_64 LibreOffice_project/420m0$Build-2</meta:generator>
  </office:meta>
</office:document-meta>
</file>